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FBE3F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3FBE3F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FBE3F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7FFF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007FFF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7FFF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FF7F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FBE3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FBE3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22B2B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22B2B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22B2B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22B2B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4.418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agnosis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style-name="ce1"/>
          <table:table-cell office:value-type="string" table:style-name="ce2">
            <text:p>quantity</text:p>
          </table:table-cell>
          <table:table-cell office:value-type="string" table:style-name="ce3">
            <text:p>diseases</text:p>
          </table:table-cell>
          <table:table-cell office:value-type="string" table:style-name="ce3">
            <text:p>diseaseOnRoot</text:p>
          </table:table-cell>
          <table:table-cell office:value-type="string" table:style-name="ce3">
            <text:p>diseaseOnTrunk</text:p>
          </table:table-cell>
          <table:table-cell office:value-type="string" table:style-name="ce3">
            <text:p>diseaseOnCollar</text:p>
          </table:table-cell>
          <table:table-cell office:value-type="string" table:style-name="ce4">
            <text:p>diseaseOnCrow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coordX</text:p>
          </table:table-cell>
          <table:table-cell office:value-type="string" table:number-columns-spanned="6" table:number-rows-spanned="19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oordY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tationI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ecto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Trai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IndustrialZon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Parking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Rive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Motorway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Mall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Road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environmentTypeCod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environmentTypeDesc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distanceToPollutio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idPollutio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pecie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genu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eedingYea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fiveYearPerio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8">
            <text:p>isLast</text:p>
          </table:table-cell>
          <table:table-cell office:value-type="string" table:number-columns-spanned="6" table:number-rows-spanned="1" table:style-name="ce18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8">
            <text:p>diagnosisYear</text:p>
          </table:table-cell>
          <table:table-cell office:value-type="string" table:number-columns-spanned="6" table:number-rows-spanned="4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9">
            <text:p>fiveYearPerio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9">
            <text:p>diagnosisNot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0">
            <text:p>developmentStatu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1">
            <text:p>sidewalkProximity</text:p>
          </table:table-cell>
          <table:table-cell office:value-type="string" table:number-columns-spanned="6" table:number-rows-spanned="5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environmentBusynes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vigo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idStumpDiamete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3">
            <text:p>stumpDiameterGroup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4">
            <text:p>diseases</text:p>
          </table:table-cell>
          <table:table-cell office:value-type="string" table:number-columns-spanned="6" table:number-rows-spanned="1" table:style-name="ce18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 table:style-name="ce15"/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  <table:table table:name="Diagnosi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style-name="ce1"/>
          <table:table-cell office:value-type="string" table:style-name="ce19">
            <text:p>quantity</text:p>
          </table:table-cell>
          <table:table-cell office:value-type="string" table:style-name="ce20">
            <text:p>diseases</text:p>
          </table:table-cell>
          <table:table-cell office:value-type="string" table:style-name="ce20">
            <text:p>diseaseOnRoot</text:p>
          </table:table-cell>
          <table:table-cell office:value-type="string" table:style-name="ce20">
            <text:p>diseaseOnTrunk</text:p>
          </table:table-cell>
          <table:table-cell office:value-type="string" table:style-name="ce20">
            <text:p>diseaseOnCollar</text:p>
          </table:table-cell>
          <table:table-cell office:value-type="string" table:style-name="ce21">
            <text:p>diseaseOnCrow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coordX</text:p>
          </table:table-cell>
          <table:table-cell office:value-type="string" table:number-columns-spanned="6" table:number-rows-spanned="19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oordY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tationI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ecto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Trai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IndustrialZon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Parking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Rive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Motorway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Mall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closestRoad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environmentTypeCod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environmentTypeDesc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distanceToPollutio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idPollutionStation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pecie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genu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6">
            <text:p>seedingYea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fiveYearPerio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8">
            <text:p>isLast</text:p>
          </table:table-cell>
          <table:table-cell office:value-type="string" table:number-columns-spanned="6" table:number-rows-spanned="5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9">
            <text:p>diagnosisYea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9">
            <text:p>fiveYearPeriod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9">
            <text:p>diagnosisNote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0">
            <text:p>developmentStatu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1">
            <text:p>sidewalkProximity</text:p>
          </table:table-cell>
          <table:table-cell office:value-type="string" table:number-columns-spanned="6" table:number-rows-spanned="5" table:style-name="ce29">
            <text:p>SUM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environmentBusyness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vigo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2">
            <text:p>idStumpDiameter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3">
            <text:p>stumpDiameterGroup</text:p>
          </table:table-cell>
          <table:covered-table-cell/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4">
            <text:p>diseases</text:p>
          </table:table-cell>
          <table:table-cell office:value-type="string" table:number-columns-spanned="6" table:number-rows-spanned="1" table:style-name="ce18">
            <text:p>SUM</text:p>
          </table:table-cell>
          <table:covered-table-cell table:number-columns-repeated="5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Pollution" table:style-name="ta1">
        <table:table-column table:style-name="co8" table:default-cell-style-name="ce1"/>
        <table:table-column table:style-name="co9" table:number-columns-repeated="2" table:default-cell-style-name="ce1"/>
        <table:table-column table:style-name="co2" table:number-columns-repeated="2" table:default-cell-style-name="ce1"/>
        <table:table-column table:style-name="co7" table:number-columns-repeated="16379" table:default-cell-style-name="ce1"/>
        <table:table-row table:style-name="ro1">
          <table:table-cell table:style-name="ce1"/>
          <table:table-cell office:value-type="string" table:style-name="ce22">
            <text:p>idPollutionStation</text:p>
          </table:table-cell>
          <table:table-cell office:value-type="string" table:style-name="ce23">
            <text:p>pollutionStationName</text:p>
          </table:table-cell>
          <table:table-cell office:value-type="string" table:style-name="ce24">
            <text:p>monthYear</text:p>
          </table:table-cell>
          <table:table-cell office:value-type="string" table:style-name="ce25">
            <text:p>year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nitrogenDioxide</text:p>
          </table:table-cell>
          <table:table-cell office:value-type="string" table:number-columns-spanned="4" table:number-rows-spanned="32" table:style-name="ce29">
            <text:p>AVG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nitrogenOxid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ozo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pm10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(a)anthrac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(a)pyr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(b)fluoranth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(j)fluoranth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enz(k)fluoranth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dibenzo(a,h)anthrac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indeno(1,2,3-cd)pyr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pm2,5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tolu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antimony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arsenic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barium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cadmium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chrom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cobalt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copper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sulfurDioxid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ethylbenz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m+p-xyl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manganes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mercury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nickel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o-xylene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lead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thallium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7">
            <text:p>vanadium</text:p>
          </table:table-cell>
          <table:covered-table-cell/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28">
            <text:p>zinc</text:p>
          </table:table-cell>
          <table:covered-table-cell/>
          <table:covered-table-cell table:number-columns-repeated="3"/>
          <table:table-cell table:number-columns-repeated="16379"/>
        </table:table-row>
        <table:table-row table:number-rows-repeated="1048543" table:style-name="ro1">
          <table:table-cell table:number-columns-repeated="16384"/>
        </table:table-row>
      </table:table>
      <table:table table:name="Weather" table:style-name="ta1">
        <table:table-column table:style-name="co10" table:default-cell-style-name="ce1"/>
        <table:table-column table:style-name="co2" table:number-columns-repeated="2" table:default-cell-style-name="ce1"/>
        <table:table-column table:style-name="co7" table:number-columns-repeated="16381" table:default-cell-style-name="ce1"/>
        <table:table-row table:style-name="ro1">
          <table:table-cell table:style-name="ce1"/>
          <table:table-cell office:value-type="string" table:style-name="ce30">
            <text:p>monthYear</text:p>
          </table:table-cell>
          <table:table-cell office:value-type="string" table:style-name="ce31">
            <text:p>year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maximalMaxTemp</text:p>
          </table:table-cell>
          <table:table-cell office:value-type="string" table:number-columns-spanned="2" table:number-rows-spanned="7" table:style-name="ce29">
            <text:p>AVG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averageMax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minimalMax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average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maximalMin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averageMin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minimalMinTemp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heatingDegreeDay</text:p>
          </table:table-cell>
          <table:table-cell office:value-type="string" table:number-columns-spanned="2" table:number-rows-spanned="2" table:style-name="ce29">
            <text:p>AVG, SUM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sunDurationTime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totalPrecipitation</text:p>
          </table:table-cell>
          <table:table-cell office:value-type="string" table:number-columns-spanned="2" table:number-rows-spanned="1" table:style-name="ce29">
            <text:p>SUM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averagePrecipitation</text:p>
          </table:table-cell>
          <table:table-cell office:value-type="string" table:number-columns-spanned="2" table:number-rows-spanned="1" table:style-name="ce29">
            <text:p>AVG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snow</text:p>
          </table:table-cell>
          <table:table-cell office:value-type="string" table:number-columns-spanned="2" table:number-rows-spanned="1" table:style-name="ce29">
            <text:p>SUM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maximumWindGust</text:p>
          </table:table-cell>
          <table:table-cell office:value-type="string" table:number-columns-spanned="2" table:number-rows-spanned="3" table:style-name="ce29">
            <text:p>AVG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7">
            <text:p>maxPressure</text:p>
          </table:table-cell>
          <table:covered-table-cell/>
          <table:covered-table-cell/>
          <table:table-cell table:number-columns-repeated="16381"/>
        </table:table-row>
        <table:table-row table:style-name="ro1">
          <table:table-cell office:value-type="string" table:style-name="ce28">
            <text:p>minPressure</text:p>
          </table:table-cell>
          <table:covered-table-cell/>
          <table:covered-table-cell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2-15T20:15:57Z</meta:creation-date>
    <dc:date>2017-12-18T17:39:22Z</dc:date>
    <meta:editing-cycles>6</meta:editing-cycles>
    <meta:editing-duration>PT6166S</meta:editing-duration>
  </office:meta>
</office:document-meta>
</file>